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DC4566DA980A08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Liberation Sans Narrow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style:font-name="Liberation Sans Narrow" fo:font-size="36pt" style:font-size-asian="36pt" style:font-size-complex="36pt"/>
    </style:style>
    <style:style style:name="P9" style:family="paragraph">
      <style:paragraph-properties fo:text-align="center"/>
      <style:text-properties style:font-name="Liberation Sans Narrow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T3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Liberation Sans Narrow" fo:font-size="37pt" fo:font-weight="bold" style:font-size-asian="37pt" style:font-weight-asian="bold" style:font-size-complex="37pt" style:font-weight-complex="bold"/>
    </style:style>
    <style:style style:name="T7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4.38cm" svg:x="1.778cm" svg:y="0.508cm">
          <draw:text-box>
            <text:p text:style-name="P1"><text:span text:style-name="T1">HYMN #400</text:span></text:p>
            <text:p text:style-name="P1"><text:span text:style-name="T2">”</text:span><text:span text:style-name="T2">Brightest and Best of the Stars of the Morn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4" draw:layer="layout" svg:width="25.146cm" svg:height="7.296cm" svg:x="1.524cm" svg:y="0.762cm">
          <draw:text-box>
            <text:p text:style-name="P1"><text:span text:style-name="T3">1. </text:span><text:span text:style-name="T4">Brightest and best of the stars of the morning,</text:span></text:p>
            <text:p text:style-name="P1"><text:span text:style-name="T4">Dawn on our darkness and lend us thine aid;</text:span></text:p>
            <text:p text:style-name="P1"><text:span text:style-name="T4">Star of the East, the horizon adorning,</text:span></text:p>
            <text:p text:style-name="P1"><text:span text:style-name="T4">Guide where our infant Redeemer is l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6" draw:layer="layout" svg:width="23.622cm" svg:height="7.366cm" svg:x="2.286cm" svg:y="0.762cm">
          <draw:text-box>
            <text:p text:style-name="P5"><text:span text:style-name="T3">2. </text:span><text:span text:style-name="T5">Cold on His cradle the dew-drops are shining,</text:span></text:p>
            <text:p text:style-name="P5"><text:span text:style-name="T4">Low lies His head with the beasts of the stall;</text:span></text:p>
            <text:p text:style-name="P5"><text:span text:style-name="T4">Angels adore Him in slumber reclining,</text:span></text:p>
            <text:p text:style-name="P5"><text:span text:style-name="T4">Maker and Monarch and Savior of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5" draw:text-style-name="P8" draw:layer="layout" svg:width="24.13cm" svg:height="7.62cm" svg:x="2.032cm" svg:y="0.762cm">
          <draw:text-box>
            <text:p text:style-name="P7"><text:span text:style-name="T3">3. </text:span><text:span text:style-name="T4">Shall we not yield Him, in costly devotion,</text:span></text:p>
            <text:p text:style-name="P7"><text:span text:style-name="T4">Fragrance of Edom and off'rings divine,</text:span></text:p>
            <text:p text:style-name="P7"><text:span text:style-name="T4">Gems of the mountain, and pearls of the ocean,</text:span></text:p>
            <text:p text:style-name="P7"><text:span text:style-name="T4">Myrrh from the forest, and gold from the min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6" draw:text-style-name="P10" draw:layer="layout" svg:width="23.876cm" svg:height="7.389cm" svg:x="2.032cm" svg:y="0.762cm">
          <draw:text-box>
            <text:p text:style-name="P9"><text:span text:style-name="T3">4. </text:span><text:span text:style-name="T6">Vainly we offer each ample oblation,</text:span></text:p>
            <text:p text:style-name="P9"><text:span text:style-name="T6">Vainly with gifts would His favor secure;</text:span></text:p>
            <text:p text:style-name="P9"><text:span text:style-name="T6">Richer by far is the heart's adoration,</text:span></text:p>
            <text:p text:style-name="P9"><text:span text:style-name="T6">Dearer to God are the prayers of the po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7" draw:text-style-name="P4" draw:layer="layout" svg:width="25.4cm" svg:height="10.16cm" svg:x="1.27cm" svg:y="0.762cm">
          <draw:text-box>
            <text:p text:style-name="P1"><text:span text:style-name="T3">5. </text:span><text:span text:style-name="T4">Brightest and best of the stars of the morning,</text:span></text:p>
            <text:p text:style-name="P1"><text:span text:style-name="T4">Dawn on our darkness and lend us thine aid;</text:span></text:p>
            <text:p text:style-name="P1"><text:span text:style-name="T4">Star of the East, the horizon adorning,</text:span></text:p>
            <text:p text:style-name="P1"><text:span text:style-name="T4">Guide where our infant Redeemer is laid.</text:span></text:p>
            <text:p text:style-name="P11"><text:span text:style-name="T7"/></text:p>
            <text:p text:style-name="P11"><text:span text:style-name="T7"/></text:p>
            <text:p text:style-name="P11"><text:span text:style-name="T8"/></text:p>
            <text:p text:style-name="P11"><text:span text:style-name="T8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6:48:46.859000000</meta:creation-date>
    <dc:title>Blue</dc:title>
    <meta:editing-duration>PT5M21S</meta:editing-duration>
    <meta:editing-cycles>5</meta:editing-cycles>
    <meta:generator>LibreOffice/6.1.3.2$Windows_X86_64 LibreOffice_project/86daf60bf00efa86ad547e59e09d6bb77c699acb</meta:generator>
    <dc:date>2019-01-16T23:50:33.081000000</dc:date>
    <meta:document-statistic meta:object-count="111"/>
  </office:meta>
</office:document-meta>
</file>